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xedEquation.fillRow( double [ ] ro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xedEquation.FixedEquation( int index , double 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